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40.71pt"/>
    </style:style>
    <style:style style:name="co50" style:family="table-column">
      <style:table-column-properties fo:break-before="auto" style:column-width="49.86pt"/>
    </style:style>
    <style:style style:name="co51" style:family="table-column">
      <style:table-column-properties fo:break-before="auto" style:column-width="97.6pt"/>
    </style:style>
    <style:style style:name="co52" style:family="table-column">
      <style:table-column-properties fo:break-before="auto" style:column-width="49.35pt"/>
    </style:style>
    <style:style style:name="co53" style:family="table-column">
      <style:table-column-properties fo:break-before="auto" style:column-width="56.86pt"/>
    </style:style>
    <style:style style:name="co54" style:family="table-column">
      <style:table-column-properties fo:break-before="auto" style:column-width="174.05pt"/>
    </style:style>
    <style:style style:name="co55" style:family="table-column">
      <style:table-column-properties fo:break-before="auto" style:column-width="216.45pt"/>
    </style:style>
    <style:style style:name="co56" style:family="table-column">
      <style:table-column-properties fo:break-before="auto" style:column-width="54.91pt"/>
    </style:style>
    <style:style style:name="co57" style:family="table-column">
      <style:table-column-properties fo:break-before="auto" style:column-width="82.26pt"/>
    </style:style>
    <style:style style:name="co58" style:family="table-column">
      <style:table-column-properties fo:break-before="auto" style:column-width="44.19pt"/>
    </style:style>
    <style:style style:name="co59" style:family="table-column">
      <style:table-column-properties fo:break-before="auto" style:column-width="98.84pt"/>
    </style:style>
    <style:style style:name="co60" style:family="table-column">
      <style:table-column-properties fo:break-before="auto" style:column-width="122.06pt"/>
    </style:style>
    <style:style style:name="co61" style:family="table-column">
      <style:table-column-properties fo:break-before="auto" style:column-width="120.84pt"/>
    </style:style>
    <style:style style:name="co62" style:family="table-column">
      <style:table-column-properties fo:break-before="auto" style:column-width="145.76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59.3pt" fo:break-before="auto" style:use-optimal-row-height="true"/>
    </style:style>
    <style:style style:name="ro5" style:family="table-row">
      <style:table-row-properties style:row-height="70.89pt" fo:break-before="auto" style:use-optimal-row-height="true"/>
    </style:style>
    <style:style style:name="ro6" style:family="table-row">
      <style:table-row-properties style:row-height="82.46pt" fo:break-before="auto" style:use-optimal-row-height="true"/>
    </style:style>
    <style:style style:name="ro7" style:family="table-row">
      <style:table-row-properties style:row-height="4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1">
      <style:table-cell-properties style:rotation-align="none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1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30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1" table:default-cell-style-name="ce26"/>
        <table:table-column table:style-name="co52" table:default-cell-style-name="ce29"/>
        <table:table-column table:style-name="co52" table:default-cell-style-name="ce21"/>
        <table:table-column table:style-name="co53" table:default-cell-style-name="Default"/>
        <table:table-column table:style-name="co54" table:default-cell-style-name="ce21"/>
        <table:table-column table:style-name="co55" table:default-cell-style-name="Default"/>
        <table:table-column table:style-name="co56" table:default-cell-style-name="ce18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table:style-name="ce29" office:value-type="float" office:value="4" calcext:value-type="float">
            <text:p>4.0</text:p>
          </table:table-cell>
          <table:table-cell office:value-type="string" calcext:value-type="string">
            <text:p>2 exits onto two different streets;</text:p>
            <text:p>no divider. 2-lane </text:p>
            <text:p>And 4-lane exit streets.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3:.S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table:style-name="ce29" office:value-type="float" office:value="3" calcext:value-type="float">
            <text:p>3.0</text:p>
          </table:table-cell>
          <table:table-cell office:value-type="string" calcext:value-type="string">
            <text:p>2 exits onto the same 2-lane</text:p>
            <text:p>Street. One exit has divider.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4:.S4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table:style-name="ce29"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ry highway,</text:p>
            <text:p>While other exits onto cul-de-sac</text:p>
            <text:p>Of side street. No divider at highway</text:p>
            <text:p>Entry, but divider is at gate.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5:.S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table:style-name="ce29"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R6:.S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table:style-name="ce29"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</text:p>
            <text:p>Terminus.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7:.S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table:style-name="ce29"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8:.S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5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  <text:p/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R11:.S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R12:.S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6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table:style-name="ce29"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 to 60 mph traffic &amp;</text:p>
            <text:p>right turns Only for entry/exit</text:p>
            <text:p>Roundabout near complex entry</text:p>
            <text:p>uphill. Other exits to 2-lane country rd.</text:p>
            <text:p>No dividers.</text:p>
            <text:p/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R13:.S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table:style-name="ce29"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 to 60 mph traffic.</text:p>
            <text:p>Good visibility both ways, but tough</text:p>
            <text:p>Due to merge with high speed traffic.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R14:.S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.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R15:.S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7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R16:.S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R17:.S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50" table:number-columns-repeated="2"/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0:.S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50" table:number-columns-repeated="2"/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R21:.S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50" table:number-columns-repeated="2"/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R22:.S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table:style-name="ce21"/>
          <table:table-cell/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R23:.S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table:style-name="ce21"/>
          <table:table-cell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R24:.S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style-name="ce21"/>
          <table:table-cell/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R27:.S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table:style-name="ce21"/>
          <table:table-cell/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8:.S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2"/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R29:.S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/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R30:.S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style-name="ce21"/>
          <table:table-cell/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R31:.S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50" table:number-columns-repeated="2"/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R34:.S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50" table:number-columns-repeated="2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35:.S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number-columns-repeated="2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R36:.S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4:30:16.457967947</dc:date>
    <meta:editing-duration>P15DT6H16M41S</meta:editing-duration>
    <meta:editing-cycles>219</meta:editing-cycles>
    <meta:generator>LibreOffice/5.1.6.2$Linux_X86_64 LibreOffice_project/10m0$Build-2</meta:generator>
    <meta:document-statistic meta:table-count="5" meta:cell-count="4404" meta:object-count="0"/>
  </office:meta>
</office:document-meta>
</file>